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BMPlexSans" svg:font-family="IBMPlexSans, sans-serif"/>
    <style:font-face style:name="Noto Sans" svg:font-family="'Noto Sans',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c1c1c" style:font-name="Noto Sans" fo:font-size="8.39999961853027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1a1a1b" style:font-name="IBMPlexSans" fo:font-size="12pt" fo:letter-spacing="normal" fo:font-style="normal" fo:font-weight="bold"/>
    </style:style>
    <style:style style:name="T2" style:family="text">
      <style:text-properties fo:font-variant="normal" fo:text-transform="none" fo:color="#1c1c1c" style:font-name="Noto Sans" fo:font-size="8.39999961853027pt" fo:letter-spacing="normal" fo:font-style="normal" fo:font-weight="normal"/>
    </style:style>
    <style:style style:name="T3" style:family="text">
      <style:text-properties fo:font-variant="normal" fo:text-transform="none" fo:color="#1c1c1c" style:font-name="inherit" fo:font-size="8.39999961853027pt" fo:letter-spacing="normal" fo:font-style="italic" fo:font-weight="normal"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ect * from add_story('u/spiritriser' ,</text:p>
      <text:p text:style-name="P1"><text:tab/><text:tab/> <text:s/>'[WP] You''re the project overseer for the first great construct of the United Earth Humans. With an impressive portfolio of battleships, battlecruisers, carriers, frigates, and two capital ships, you''re more than capable, however the project is plagued by problems. ',</text:p>
      <text:p text:style-name="P1"><text:tab/><text:tab/> <text:s/>'u/reostra',</text:p>
      <text:p text:style-name="P1"><text:tab/><text:tab/> <text:s/>'"Report," Overseer Krait said.</text:p>
      <text:p text:style-name="P1">The overseer had the luxury of sitting at his desk while the least popular technician on the flagship had to stand. Krait had no idea why this technician was the least popular, but he knew it was so: Nobody else would have been assigned to give this briefing.</text:p>
      <text:p text:style-name="P1">"Yes, sir," the technician, whose nameplate declared him to be named ''Flatters'', said. At least, Krait hoped it was a name and not a job description. He didn''t need ass-kissing, he needed to know what the hell was happening to the fleet.</text:p>
      <text:p text:style-name="P1">Flatters stammered and said nothing.</text:p>
      <text:p text:style-name="P1">"Well?" Krait said. Was it truly that bad?</text:p>
      <text:p text:style-name="P1">"Right, right," Flatters seemed to gather his courage. "UES Musketeer is derelict, sir."</text:p>
      <text:p text:style-name="P1">Krait nodded, having expected the news. "I see. I appreciate you front-loading the bad news."</text:p>
      <text:p text:style-name="P1">Flatters, if anything, seemed to grow more agitated rather than less. "Sir, I... I wasn''t."</text:p>
      <text:p text:style-name="P1">Krait just sat silently.</text:p>
      <text:p text:style-name="P1">"The hull flaw in Musketeer isn''t unique to her, sir," Flatters continued. "It''s the metal used, rather than a construction fault. Cosmic radiation softens it and leads to the sort of explosive blowout that crippled Musketeer. The good news-" Flatters added this almost desperately, "is that we can detect this now, the rest of the cruisers will have ample time to evacuate."</text:p>
      <text:p text:style-name="P1">Krait''s eyes narrowed. "The rest of the cruisers? How many ships are affected by this?"</text:p>
      <text:p text:style-name="P1">"Only cruiser-class ships, sir. Attack cruisers like Musketeer. Also the heavy cruisers. And the light cruisers."</text:p>
      <text:p text:style-name="P1">"That''s all the cruisers," Krait pointed out.</text:p>
      <text:p text:style-name="P1">"Ah, no, sir, there''s still the logistics cruiser UES Hampton." Flatters said.</text:p>
      <text:p text:style-name="P1">"Hampton is a freighter that we''re calling a cruiser because we can''t pressurize its hold so the only thing we can put in it are missiles." Krait said.</text:p>
      <text:p text:style-name="P1">"Yes, sir," Flatters agreed.</text:p>
      <text:p text:style-name="P1">"Well," Krait said, "have the crews evacuate to one of the battleships; UES Seminole should have the extra room after all the people there requested to be transferred off. The smell''s annoying, but not fatal."</text:p>
      <text:p text:style-name="P1"><text:soft-page-break/>"The medics are actually not entirely certain on that last point, sir," Flatters began, but stopped when he saw Krait''s look. "Ah, but that does bring me to my next point."</text:p>
      <text:p text:style-name="P1">"There''s more!?" Krait had already begun to think of the paperwork he was going to have to do. While he welcomed the diversion, it could only mean even more paperwork.</text:p>
      <text:p text:style-name="P1">"Yes, sir. Seminole is not hyperspace-worthy, the resonances have built up faster than projected." Flatters said. "She''ll be able to enter hyperspace, but won''t be able to exit until she runs out of power."</text:p>
      <text:p text:style-name="P1">"How long will that take?" Krait asked.</text:p>
      <text:p text:style-name="P1">"Approximately four thousand years," Flatters said. "The fusion plants are quite long-lived."</text:p>
      <text:p text:style-name="P1">"Of course, the one thing that hasn''t gone wrong yet." Krait grumbled. He glanced at Flatters, who looked nervous. "They have, haven''t they? Something''s wrong with the reactors."</text:p>
      <text:p text:style-name="P1">"They''ll still last four thousand years, but the people working near them will last approximately three thousand, nine hundred and ninety four fewer years. The radiation shielding has a similar metallic defect to the cruisers, it seems," Flatters said.</text:p>
      <text:p text:style-name="P1">Was there any class of ship in the fleet that worked? Krait shook his head, the idea occurring to him suddenly that it was entirely possible that there was not. "What about our frigates?" he asked.</text:p>
      <text:p text:style-name="P1">"There are no frigates, sir," Flatters pointed out.</text:p>
      <text:p text:style-name="P1">"What do you mean, no frigates!?" Krait was trying to refrain from shouting, not entirely sucessfully. "The orders I have in front of me clearly state that we should have thirty!"</text:p>
      <text:p text:style-name="P1">Flatters stood his ground, though only barely. "Yes, sir, that should be the case, but late overruns in production meant that we could only make the one, and then we turned it into a cruiser."</text:p>
      <text:p text:style-name="P1">"What about the battlecruisers?" Krait asked.</text:p>
      <text:p text:style-name="P1">"Cumulative floating point errors in their navigation software mean they''re currently a few light years away." Flatters said. "But there''s a patch for that due any day now!"</text:p>
      <text:p text:style-name="P1">"Our carriers?"</text:p>
      <text:p text:style-name="P1">Flatters looked at his notes. "In surprisingly good condition, it seems. Though they''re not able to actually launch their fighters, as the launch tubes were installed backwards."</text:p>
      <text:p text:style-name="P1">"Backwards?" Krait said, "How do you install a tube backwards!?"</text:p>
      <text:p text:style-name="P1">"I don''t know, sir, but the carrier captains are unanimous in their declaration that trying to launch a fighter out into space would instead catapult it directly into the flight deck."</text:p>
      <text:p text:style-name="P1">Krait had his eyes closed, but he knew he had to ask about one more ship. "And what about this ship? The ship both you and I are relying on to keep us alive? How doomed are we, exactly?"</text:p>
      <text:p text:style-name="P1">Flatters perked up, relieved to finally deliver some good news: "Oh, sir, Petersberg is in perfect shape, sir! We share none of the defects of the other ships."</text:p>
      <text:p text:style-name="P1"><text:soft-page-break/>Krait just sighed, though he was relieved himself. "At least there''s that. Well, Flatters, you''ve survived the briefing, which apparently was a much closer thing than you''d think it would be in this fleet. I''ve got to get started on a much longer report to the beancounters back home. Do me a favor on your way out and get me some coffee, I''m going to need it."</text:p>
      <text:p text:style-name="P1">Flatters, having been given the slightest indication that he could leave, was already in the midst of doing so but froze at the last command. "Sir?"</text:p>
      <text:p text:style-name="P1">Krait waved the question aside, "Just plain black coffee, nothing fancy."</text:p>
      <text:p text:style-name="P1">Flatters, once again as nervous as ever, buried his gaze in his notes, "Well, sir, it''s just that the beverage plant that was to be included on all Petersberg-class vessels is prone to mold outbreaks and has constantly been under maintenance."</text:p>
      <text:p text:style-name="P1">Krait looked up tiredly. "There''s no coffee?"</text:p>
      <text:p text:style-name="P1">"No sir."</text:p>
      <text:p text:style-name="P1">That, then, was that. "I''m scrapping this entire project."</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BMPlexSans" svg:font-family="IBMPlexSans, sans-serif"/>
    <style:font-face style:name="Noto Sans" svg:font-family="'Noto Sans',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7:10:09.478000000</meta:creation-date>
    <dc:date>2018-07-19T17:15:53.696000000</dc:date>
    <meta:editing-duration>PT5M45S</meta:editing-duration>
    <meta:editing-cycles>1</meta:editing-cycles>
    <meta:document-statistic meta:table-count="0" meta:image-count="0" meta:object-count="0" meta:page-count="3" meta:paragraph-count="47" meta:word-count="1005" meta:character-count="6024" meta:non-whitespace-character-count="5054"/>
    <meta:generator>LibreOffice/6.0.5.2$Windows_X86_64 LibreOffice_project/54c8cbb85f300ac59db32fe8a675ff7683cd5a16</meta:generator>
  </office:meta>
</office:document-meta>
</file>